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fo:font-family="Helvetica" style:font-family-asian="Helvetica" style:font-family-complex="Helvetica"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bold" fo:font-family="Helvetica" style:font-family-asian="Helvetica" style:font-family-complex="Helvetic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5.00pt" fo:font-weight="bold" fo:font-family="Helvetica" style:font-family-asian="Helvetica" style:font-family-complex="Helvetic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8" style:family="text">
      <style:text-properties fo:font-size="15.00pt" fo:font-weight="bold" fo:font-family="Helvetica" style:font-family-asian="Helvetica" style:font-family-complex="Helvetica"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5.00pt" fo:font-weight="bold" fo:font-family="Helvetica" style:font-family-asian="Helvetica" style:font-family-complex="Helvetica"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5.00pt" fo:font-weight="bold" fo:font-family="Helvetica" style:font-family-asian="Helvetica" style:font-family-complex="Helvetica" fo:background-color="transparent" fo:color="#000000"/>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5.00pt" fo:font-weight="bold" fo:font-family="Helvetica" style:font-family-asian="Helvetica" style:font-family-complex="Helvetica"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5.00pt" fo:font-weight="bold" fo:font-family="Helvetica" style:font-family-asian="Helvetica" style:font-family-complex="Helvetica"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5.00pt" fo:font-weight="bold" fo:font-family="Helvetica" style:font-family-asian="Helvetica" style:font-family-complex="Helvetica"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5.00pt" fo:font-weight="bold" fo:font-family="Helvetica" style:font-family-asian="Helvetica" style:font-family-complex="Helvetica"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5.00pt" fo:font-weight="bold" fo:font-family="Helvetica" style:font-family-asian="Helvetica" style:font-family-complex="Helvetica"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5.00pt" fo:font-weight="bold" fo:font-family="Helvetica" style:font-family-asian="Helvetica" style:font-family-complex="Helvetica"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5.00pt" fo:font-weight="bold" fo:font-family="Helvetica" style:font-family-asian="Helvetica" style:font-family-complex="Helvetica"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5.00pt" fo:font-weight="bold" fo:font-family="Helvetica" style:font-family-asian="Helvetica" style:font-family-complex="Helvetica"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5.00pt" fo:font-weight="bold" fo:font-family="Helvetica" style:font-family-asian="Helvetica" style:font-family-complex="Helvetica" fo:background-color="transparent" fo:color="#000000"/>
    </style:style>
    <style:style style:name="T3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2" style:family="text">
      <style:text-properties fo:font-size="15.00pt" fo:font-weight="bold" fo:font-family="Helvetica" style:font-family-asian="Helvetica" style:font-family-complex="Helvetica" fo:background-color="transparent" fo:color="#00000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5.00pt" fo:font-weight="bold" fo:font-family="Helvetica" style:font-family-asian="Helvetica" style:font-family-complex="Helvetica" fo:background-color="transparent" fo:color="#000000"/>
    </style:style>
    <style:style style:name="T3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36" style:family="text">
      <style:text-properties fo:font-size="15.00pt" fo:font-weight="bold" fo:font-family="Helvetica" style:font-family-asian="Helvetica" style:font-family-complex="Helvetica" fo:background-color="transparent" fo:color="#00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5.00pt" fo:font-weight="bold" fo:font-family="Helvetica" style:font-family-asian="Helvetica" style:font-family-complex="Helvetica" fo:background-color="transparent" fo:color="#000000"/>
    </style:style>
    <style:style style:name="T3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0" style:family="text">
      <style:text-properties fo:font-size="15.00pt" fo:font-weight="bold" fo:font-family="Helvetica" style:font-family-asian="Helvetica" style:font-family-complex="Helvetica" fo:background-color="transparent" fo:color="#000000"/>
    </style:style>
    <style:style style:name="T41"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2" style:family="text">
      <style:text-properties fo:font-size="15.00pt" fo:font-weight="bold" fo:font-family="Helvetica" style:font-family-asian="Helvetica" style:font-family-complex="Helvetica"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5.00pt" fo:font-weight="bold" fo:font-family="Helvetica" style:font-family-asian="Helvetica" style:font-family-complex="Helvetica" fo:background-color="transparent" fo:color="#000000"/>
    </style:style>
    <style:style style:name="T45"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46" style:family="text">
      <style:text-properties fo:font-size="15.00pt" fo:font-weight="bold" fo:font-family="Helvetica" style:font-family-asian="Helvetica" style:font-family-complex="Helvetica"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5.00pt" fo:font-weight="bold" fo:font-family="Helvetica" style:font-family-asian="Helvetica" style:font-family-complex="Helvetica" fo:background-color="transparent" fo:color="#000000"/>
    </style:style>
    <style:style style:name="T4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0" style:family="text">
      <style:text-properties fo:font-size="15.00pt" fo:font-weight="bold" fo:font-family="Helvetica" style:font-family-asian="Helvetica" style:font-family-complex="Helvetica"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5.00pt" fo:font-weight="bold" fo:font-family="Helvetica" style:font-family-asian="Helvetica" style:font-family-complex="Helvetica" fo:background-color="transparent" fo:color="#000000"/>
    </style:style>
    <style:style style:name="T5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54" style:family="text">
      <style:text-properties fo:font-size="15.00pt" fo:font-weight="bold" fo:font-family="Helvetica" style:font-family-asian="Helvetica" style:font-family-complex="Helvetica"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5.00pt" fo:font-weight="bold" fo:font-family="Helvetica" style:font-family-asian="Helvetica" style:font-family-complex="Helvetica" fo:background-color="transparent" fo:color="#000000"/>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5.00pt" fo:font-weight="bold" fo:font-family="Helvetica" style:font-family-asian="Helvetica" style:font-family-complex="Helvetica" fo:background-color="transparent" fo:color="#000000"/>
    </style:style>
    <style:style style:name="T59"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0" style:family="text">
      <style:text-properties fo:font-size="15.00pt" fo:font-weight="bold" fo:font-family="Helvetica" style:font-family-asian="Helvetica" style:font-family-complex="Helvetica"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5.00pt" fo:font-weight="bold" fo:font-family="Helvetica" style:font-family-asian="Helvetica" style:font-family-complex="Helvetica" fo:background-color="transparent" fo:color="#000000"/>
    </style:style>
    <style:style style:name="T63" style:family="text">
      <style:text-properties fo:font-size="15.00pt" fo:font-weight="bold" style:text-underline-mode="continuous" style:text-underline-type="single" style:text-underline-style="solid" style:text-underline-width="normal" fo:font-family="Helvetica" style:font-family-asian="Helvetica" style:font-family-complex="Helvetica" fo:background-color="transparent" fo:color="#000000"/>
    </style:style>
    <style:style style:name="T64" style:family="text">
      <style:text-properties fo:font-size="15.00pt" fo:font-weight="bold" fo:font-family="Helvetica" style:font-family-asian="Helvetica" style:font-family-complex="Helvetica"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h1]- Total War - Multiplayer Version[/h1]</text:span></text:p>
      <text:p text:style-name="P1"><text:span text:style-name="T2"/></text:p>
      <text:p text:style-name="P1"><text:span text:style-name="T2"/></text:p>
      <text:p text:style-name="P1"><text:span text:style-name="T3">[b]1.5.4 WAKING THE TIGER COMPATIBLE<text:tab/>[/b]</text:span></text:p>
      <text:p text:style-name="P1"><text:span text:style-name="T4"/></text:p>
      <text:p text:style-name="P1"><text:span text:style-name="T5">[h1]FIND US AT:[/h1]</text:span></text:p>
      <text:p text:style-name="P1"><text:span text:style-name="T6"/></text:p>
      <text:p text:style-name="P1"><text:a xlink:href="https://discord.gg/QvbBCap"><text:span text:style-name="T7">https://discord.gg/QvbBCap</text:span></text:a><text:span text:style-name="T8"/></text:p>
      <text:p text:style-name="P1"><text:span text:style-name="T8">Join us in our multiplayer games or just have a chat.</text:span></text:p>
      <text:p text:style-name="P1"><text:span text:style-name="T8">We are always open to suggestions and critiques.</text:span></text:p>
      <text:p text:style-name="P1"><text:span text:style-name="T8">Bug reporting is always appreciated!</text:span></text:p>
      <text:p text:style-name="P1"><text:span text:style-name="T9"/></text:p>
      <text:p text:style-name="P1"><text:span text:style-name="T10">[h1]OVERVIEW:[/h1]</text:span></text:p>
      <text:p text:style-name="P1"><text:span text:style-name="T11"/></text:p>
      <text:p text:style-name="P1"><text:span text:style-name="T12">Total War is a total overhaul mod that aims to provide a more complete and balanced 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 </text:span></text:p>
      <text:p text:style-name="P1"><text:span text:style-name="T12"><text:s/></text:span></text:p>
      <text:p text:style-name="P1"><text:span text:style-name="T13"/></text:p>
      <text:p text:style-name="P1"><text:span text:style-name="T14">[h1]Features:[/h1]</text:span></text:p>
      <text:p text:style-name="P1"><text:span text:style-name="T14">[list]</text:span></text:p>
      <text:p text:style-name="P1"><text:span text:style-name="T14">[*]Balance in all things</text:span></text:p>
      <text:p text:style-name="P1"><text:span text:style-name="T14">[*]Island Hopping Mechanic</text:span></text:p>
      <text:p text:style-name="P1"><text:span text:style-name="T14">[*]Unique speeches for most majors</text:span></text:p>
      <text:p text:style-name="P1"><text:span text:style-name="T14">[*]Improvement of the AI on ALL levels</text:span></text:p>
      <text:p text:style-name="P1"><text:span text:style-name="T14">[*]Reworked combat mechanics</text:span></text:p>
      <text:p text:style-name="P1"><text:span text:style-name="T14">[*]Reworked map </text:span></text:p>
      <text:p text:style-name="P1"><text:span text:style-name="T14">[*]100s of unique events</text:span></text:p>
      <text:p text:style-name="P1"><text:span text:style-name="T14">[*]100s of unique leaders and national spirits</text:span></text:p>
      <text:p text:style-name="P1"><text:span text:style-name="T14">[*]Decreased lag </text:span></text:p>
      <text:p text:style-name="P1"><text:span text:style-name="T14">[*]Unique German, American and Soviet Armor trees</text:span></text:p>
      <text:p text:style-name="P1"><text:span text:style-name="T14">[*]Unique British, American, German and Soviet Air trees</text:span></text:p>
      <text:p text:style-name="P1"><text:span text:style-name="T14">[*]All equipment statistics reworked</text:span></text:p>
      <text:p text:style-name="P1"><text:span text:style-name="T14">[*]Doctrines improved</text:span></text:p>
      <text:p text:style-name="P1"><text:span text:style-name="T14">[*]New decisions for all the majors and expanded generic ones</text:span></text:p>
      <text:p text:style-name="P1"><text:span text:style-name="T14">[*]UI improvements</text:span></text:p>
      <text:p text:style-name="P1"><text:span text:style-name="T14">[*]More Straits</text:span></text:p>
      <text:p text:style-name="P1"><text:span text:style-name="T14">[*]SS and Red Guards Divisions</text:span></text:p>
      <text:p text:style-name="P1"><text:span text:style-name="T14">[*]And much more[/list]</text:span></text:p>
      <text:p text:style-name="P1"><text:span text:style-name="T15"/></text:p>
      <text:p text:style-name="P1"><text:span text:style-name="T16">[h1]New National Focus Trees for:[/h1]</text:span></text:p>
      <text:p text:style-name="P1"><text:span text:style-name="T16">[list]</text:span></text:p>
      <text:p text:style-name="P1"><text:span text:style-name="T16">[*]USA</text:span></text:p>
      <text:p text:style-name="P1"><text:span text:style-name="T16">[*]UK</text:span></text:p>
      <text:p text:style-name="P1"><text:span text:style-name="T16">[*]Germany</text:span></text:p>
      <text:p text:style-name="P1"><text:span text:style-name="T16">[*]Italy</text:span></text:p>
      <text:p text:style-name="P1"><text:span text:style-name="T16">[*]Soviet Union</text:span></text:p>
      <text:p text:style-name="P1"><text:span text:style-name="T16">[*]Japan</text:span></text:p>
      <text:p text:style-name="P1"><text:span text:style-name="T16">[*]France</text:span></text:p>
      <text:p text:style-name="P1"><text:span text:style-name="T16">[*]China</text:span></text:p>
      <text:p text:style-name="P1"><text:span text:style-name="T16">[*]PRC</text:span></text:p>
      <text:p text:style-name="P1"><text:span text:style-name="T16">[*]And other minors[/list]</text:span></text:p>
      <text:p text:style-name="P1"><text:span text:style-name="T17"/></text:p>
      <text:p text:style-name="P1"><text:span text:style-name="T17"/></text:p>
      <text:p text:style-name="P1"><text:span text:style-name="T18">[h1]Planned Additions for the up coming weeks:[/h1]</text:span></text:p>
      <text:p text:style-name="P1"><text:span text:style-name="T18">[list]</text:span></text:p>
      <text:p text:style-name="P1"><text:span text:style-name="T18">[*]Air and naval counter improvements</text:span></text:p>
      <text:p text:style-name="P1"><text:span text:style-name="T18">[*]3D models for all majors and commonwealth(waiting for author permission)</text:span></text:p>
      <text:p text:style-name="P1"><text:span text:style-name="T18">[*]Improvements to Paradox's focuses for minors (ROM, HUN have been already improved)</text:span></text:p>
      <text:p text:style-name="P1"><text:span text:style-name="T18">[*]Unique tank statistics for USA, GER, SOV, Commonwealth (currently they have generic stats)</text:span></text:p>
      <text:p text:style-name="P1"><text:span text:style-name="T18">[*]More polishing and UI improvements (feedback and bug reports are appreciated!)[/list]</text:span></text:p>
      <text:p text:style-name="P1"><text:span text:style-name="T19"/></text:p>
      <text:p text:style-name="P1"><text:span text:style-name="T19"/></text:p>
      <text:p text:style-name="P1"><text:span text:style-name="T20">[h1]Planned Additions for the next months (September most likely):[/h1]</text:span></text:p>
      <text:p text:style-name="P1"><text:span text:style-name="T20">[list]</text:span></text:p>
      <text:p text:style-name="P1"><text:span text:style-name="T20">[*]Expansion of current focus trees into later stages of the war</text:span></text:p>
      <text:p text:style-name="P1"><text:span text:style-name="T20">[*]Total Asia Rework</text:span></text:p>
      <text:p text:style-name="P1"><text:span text:style-name="T20">[*]Republic of Salò and Italian capitulation mechanic[/list]</text:span></text:p>
      <text:p text:style-name="P1"><text:span text:style-name="T21"/></text:p>
      <text:p text:style-name="P1"><text:span text:style-name="T21"/></text:p>
      <text:p text:style-name="P1"><text:span text:style-name="T22">[h1]Authors' Note:[/h1]</text:span></text:p>
      <text:p text:style-name="P1"><text:span text:style-name="T22">[list]</text:span></text:p>
      <text:p text:style-name="P1"><text:span text:style-name="T22">[*]This mod is the result of months of playtesting<text:s text:c="2"/>and even though it's not done yet we consider the mod in a pretty good state. After summer we'll have more time to work on it and hopefully complete it.</text:span></text:p>
      <text:p text:style-name="P1"><text:span text:style-name="T22">[*]DLCs are not required but we use Paradox's focuses for many minors so in order to have the best experience the DLCs are necessary (In multiplayer only the host is required to own them).[/list]</text:span></text:p>
      <text:p text:style-name="P1"><text:span text:style-name="T23"/></text:p>
      <text:p text:style-name="P1"><text:span text:style-name="T24">[h1]WANT TO JOIN US?[/h1]</text:span></text:p>
      <text:p text:style-name="P1"><text:span text:style-name="T25"/></text:p>
      <text:p text:style-name="P1"><text:span text:style-name="T26">All help is welcome, feel free to message any of us on steam of better yet discord.</text:span></text:p>
      <text:p text:style-name="P1"><text:span text:style-name="T27"/></text:p>
      <text:p text:style-name="P1"><text:span text:style-name="T28">[b]*DISCLAIMER: Total War MP is NOT A REALISM MOD. We will consider historical accuracy when it benefits gameplay.</text:span></text:p>
      <text:p text:style-name="P1"><text:span text:style-name="T28">Use the NATO Counters to play this mod<text:tab/>[/b]</text:span></text:p>
      <text:p text:style-name="P1"><text:span text:style-name="T29"/></text:p>
      <text:p text:style-name="P1"><text:span text:style-name="T30">[h1]Credits (mods included):<text:tab/>[/h1]</text:span></text:p>
      <text:p text:style-name="P1"><text:span text:style-name="T30">[list]</text:span></text:p>
      <text:p text:style-name="P1"><text:span text:style-name="T30">[*]Total War:<text:s text:c="2"/></text:span><text:a xlink:href="https://steamcommunity.com/sharedfiles/filedetails/?id=806209426&amp;searchtext="><text:span text:style-name="T31">https://steamcommunity.com/sharedfiles/filedetails/?id=806209426&amp;searchtext=</text:span></text:a><text:span text:style-name="T32"/></text:p>
      <text:p text:style-name="P1"><text:span text:style-name="T33"/></text:p>
      <text:p text:style-name="P1"><text:span text:style-name="T34">[*]Machotacoman<text:s/></text:span><text:a xlink:href="https://steamcommunity.com/sharedfiles/filedetails/?id=1254897329"><text:span text:style-name="T35">https://steamcommunity.com/sharedfiles/filedetails/?id=1254897329</text:span></text:a><text:span text:style-name="T36"><text:s/>( BlackICE submod: Immersive Equipment )</text:span></text:p>
      <text:p text:style-name="P1"><text:span text:style-name="T37"/></text:p>
      <text:p text:style-name="P1"><text:span text:style-name="T38">[*]Wunderwaffle<text:s/></text:span><text:a xlink:href="https://steamcommunity.com/sharedfiles/filedetails/?id=1094354980&amp;searchtext=ww+map%2B"><text:span text:style-name="T39">https://steamcommunity.com/sharedfiles/filedetails/?id=1094354980&amp;searchtext=ww+map%2B</text:span></text:a><text:span text:style-name="T40"><text:s text:c="2"/>(WW's Map+ Ironman )</text:span></text:p>
      <text:p text:style-name="P1"><text:span text:style-name="T40"><text:s text:c="11"/></text:span><text:a xlink:href="https://steamcommunity.com/sharedfiles/filedetails/?id=1364971843"><text:span text:style-name="T41">https://steamcommunity.com/sharedfiles/filedetails/?id=1364971843</text:span></text:a><text:span text:style-name="T42"><text:s/>( WW's<text:s text:c="9"/>Buttons+ )</text:span></text:p>
      <text:p text:style-name="P1"><text:span text:style-name="T43"/></text:p>
      <text:p text:style-name="P1"><text:span text:style-name="T44">[*]vpl300<text:s text:c="2"/></text:span><text:a xlink:href="https://steamcommunity.com/sharedfiles/filedetails/?id=1340422660&amp;searchtext=speeches"><text:span text:style-name="T45">https://steamcommunity.com/sharedfiles/filedetails/?id=1340422660&amp;searchtext=speeches</text:span></text:a><text:span text:style-name="T46"><text:s text:c="2"/>( Decisions: Speeches Audio )</text:span></text:p>
      <text:p text:style-name="P1"><text:span text:style-name="T47"/></text:p>
      <text:p text:style-name="P1"><text:span text:style-name="T48">[*]mpu.daemos<text:s/></text:span><text:a xlink:href="https://steamcommunity.com/sharedfiles/filedetails/?id=1331463215&amp;searchtext=counters"><text:span text:style-name="T49">https://steamcommunity.com/sharedfiles/filedetails/?id=1331463215&amp;searchtext=counters</text:span></text:a><text:span text:style-name="T50"><text:s/>( MPU Theatre Icons - NATO like counters )</text:span></text:p>
      <text:p text:style-name="P1"><text:span text:style-name="T51"/></text:p>
      <text:p text:style-name="P1"><text:span text:style-name="T52">[*]Blackice Mod team<text:s/></text:span><text:a xlink:href="https://steamcommunity.com/sharedfiles/filedetails/?id=1137372539&amp;searchtext=blackice"><text:span text:style-name="T53">https://steamcommunity.com/sharedfiles/filedetails/?id=1137372539&amp;searchtext=blackice</text:span></text:a><text:span text:style-name="T54"><text:s/>( </text:span></text:p>
      <text:p text:style-name="P1"><text:span text:style-name="T55"/></text:p>
      <text:p text:style-name="P1"><text:span text:style-name="T56">BlackICE Historical Immersion Mod )</text:span></text:p>
      <text:p text:style-name="P1"><text:span text:style-name="T57"/></text:p>
      <text:p text:style-name="P1"><text:span text:style-name="T58">[*]Steffen<text:s/></text:span><text:a xlink:href="https://steamcommunity.com/sharedfiles/filedetails/?id=699686998&amp;searchtext=better+terrain"><text:span text:style-name="T59">https://steamcommunity.com/sharedfiles/filedetails/?id=699686998&amp;searchtext=better+terrain</text:span></text:a><text:span text:style-name="T60"><text:s/>( better terrain view )</text:span></text:p>
      <text:p text:style-name="P1"><text:span text:style-name="T61"/></text:p>
      <text:p text:style-name="P1"><text:span text:style-name="T62">[*]Cherio<text:s/></text:span><text:a xlink:href="https://steamcommunity.com/sharedfiles/filedetails/?id=1393337716&amp;searchtext=better+air"><text:span text:style-name="T63">https://steamcommunity.com/sharedfiles/filedetails/?id=1393337716&amp;searchtext=better+air</text:span></text:a><text:span text:style-name="T64"><text:s text:c="2"/>( Better Air Wing Deployment )[/list]</text:span></text:p>
      <text:p text:style-name="P1"><text:span text:style-name="T65"/></text:p>
      <text:p text:style-name="P1"><text:span text:style-name="T65"/></text:p>
      <text:p text:style-name="P1"><text:span text:style-name="T65"/></text:p>
      <text:p text:style-name="P1"><text:span text:style-name="T65"/></text:p>
      <text:p text:style-name="P1"><text:span text:style-name="T6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